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color="#4472C4" fo:font-size="26pt" style:font-size-asian="26pt" style:font-size-complex="26pt"/>
    </style:style>
    <style:style style:name="T3" style:parent-style-name="Policepardéfaut" style:family="text">
      <style:text-properties fo:color="#4472C4" fo:font-size="26pt" style:font-size-asian="26pt" style:font-size-complex="26pt"/>
    </style:style>
    <style:style style:name="T4" style:parent-style-name="Policepardéfaut" style:family="text">
      <style:text-properties fo:color="#4472C4" fo:font-size="26pt" style:font-size-asian="26pt" style:font-size-complex="26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fo:color="#4472C4" fo:font-size="26pt" style:font-size-asian="26pt" style:font-size-complex="26pt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p text:style-name="P1"><text:span text:style-name="T2">Exercice : Faire un programme qui trouve si un nombre</text:span><text:span text:style-name="T3"><text:s/>+ un nombre aléatoire</text:span><text:span text:style-name="T4"><text:s/>est premier ou non</text:span></text:p>
      <text:p text:style-name="P5"/>
      <text:p text:style-name="Normal"><text:span text:style-name="T6">Consigne :</text:span></text:p>
      <text:list text:style-name="LFO1" text:continue-numbering="true">
        <text:list-item>
          <text:p text:style-name="P7">Choisir un nombre aléatoire</text:p>
        </text:list-item>
        <text:list-item>
          <text:p text:style-name="P8">Demander à l’utilisateur d’entrer un nombre</text:p>
        </text:list-item>
        <text:list-item>
          <text:p text:style-name="P9">Ajouter le nombre aléatoire est le nombre du joueur</text:p>
        </text:list-item>
        <text:list-item>
          <text:p text:style-name="P10">Trouver si le total est un nombre premi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color="#4472C4" fo:font-size="26pt" style:font-size-asian="26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BOTTE MAGALHAES</meta:initial-creator>
    <dc:creator>Arno DUBOIS</dc:creator>
    <meta:creation-date>2023-09-29T07:35:00Z</meta:creation-date>
    <dc:date>2023-09-29T08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72" meta:row-count="1" meta:non-whitespace-character-count="233"/>
  </office:meta>
</office:document-meta>
</file>